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nd_type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style-name="ce1" office:value-type="float" office:value="0.1994333333" calcext:value-type="float">
            <text:p>0.1994333333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0.1701666667" calcext:value-type="float">
            <text:p>0.1701666667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1698666667" calcext:value-type="float">
            <text:p>0.1698666667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0.3486" calcext:value-type="float">
            <text:p>0.34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16:52.909261300</meta:creation-date>
    <dc:date>2025-06-24T14:22:11.623055841</dc:date>
    <meta:editing-duration>PT5M19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